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" svg:font-family="arial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0a30e4"/>
    </style:style>
    <style:style style:name="P3" style:family="paragraph" style:parent-style-name="Text_20_body">
      <style:text-properties officeooo:paragraph-rsid="000bda7d"/>
    </style:style>
    <style:style style:name="P4" style:family="paragraph" style:parent-style-name="Text_20_body">
      <style:paragraph-properties fo:text-align="center" style:justify-single-word="false"/>
      <style:text-properties officeooo:rsid="000a30e4" officeooo:paragraph-rsid="000a30e4"/>
    </style:style>
    <style:style style:name="P5" style:family="paragraph" style:parent-style-name="Text_20_body">
      <style:text-properties officeooo:rsid="000a30e4" officeooo:paragraph-rsid="000bda7d"/>
    </style:style>
    <style:style style:name="P6" style:family="paragraph" style:parent-style-name="Text_20_body">
      <style:text-properties officeooo:paragraph-rsid="000ef3fd"/>
    </style:style>
    <style:style style:name="P7" style:family="paragraph" style:parent-style-name="Text_20_body">
      <style:text-properties officeooo:paragraph-rsid="0010d7a8"/>
    </style:style>
    <style:style style:name="P8" style:family="paragraph" style:parent-style-name="Heading_20_2">
      <style:text-properties officeooo:rsid="00124952"/>
    </style:style>
    <style:style style:name="P9" style:family="paragraph" style:parent-style-name="Heading_20_2">
      <style:text-properties officeooo:rsid="0013d74d" officeooo:paragraph-rsid="0013d74d"/>
    </style:style>
    <style:style style:name="P10" style:family="paragraph" style:parent-style-name="Heading_20_2">
      <style:text-properties officeooo:rsid="000a30e4"/>
    </style:style>
    <style:style style:name="P11" style:family="paragraph" style:parent-style-name="Heading">
      <style:text-properties officeooo:rsid="000ef3fd" officeooo:paragraph-rsid="000ef3fd"/>
    </style:style>
    <style:style style:name="P12" style:family="paragraph" style:parent-style-name="Standard" style:master-page-name="Standard">
      <style:paragraph-properties fo:text-align="center" style:justify-single-word="false" style:page-number="auto"/>
    </style:style>
    <style:style style:name="P13" style:family="paragraph" style:parent-style-name="Heading_20_1">
      <style:paragraph-properties fo:text-align="center" style:justify-single-word="false"/>
      <style:text-properties officeooo:rsid="000a30e4" officeooo:paragraph-rsid="000e65dd"/>
    </style:style>
    <style:style style:name="P14" style:family="paragraph" style:parent-style-name="Heading_20_1">
      <style:paragraph-properties fo:text-align="center" style:justify-single-word="false"/>
      <style:text-properties officeooo:rsid="000e65dd" officeooo:paragraph-rsid="000e65dd"/>
    </style:style>
    <style:style style:name="P15" style:family="paragraph" style:parent-style-name="Heading_20_1" style:list-style-name="">
      <style:text-properties officeooo:paragraph-rsid="0013014e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1">
      <style:paragraph-properties fo:break-before="page"/>
      <style:text-properties officeooo:paragraph-rsid="0013014e"/>
    </style:style>
    <style:style style:name="P18" style:family="paragraph" style:parent-style-name="Text_20_body">
      <style:paragraph-properties fo:text-align="center" style:justify-single-word="false"/>
      <style:text-properties officeooo:rsid="000e65dd" officeooo:paragraph-rsid="000e65dd"/>
    </style:style>
    <style:style style:name="P19" style:family="paragraph" style:parent-style-name="Text_20_body" style:list-style-name="L1">
      <style:text-properties officeooo:rsid="000e65dd" officeooo:paragraph-rsid="000e65dd"/>
    </style:style>
    <style:style style:name="P20" style:family="paragraph" style:parent-style-name="Text_20_body" style:list-style-name="L1">
      <style:text-properties officeooo:rsid="000e65dd" officeooo:paragraph-rsid="000ef3fd"/>
    </style:style>
    <style:style style:name="P21" style:family="paragraph" style:parent-style-name="Text_20_body" style:list-style-name="L1">
      <style:text-properties officeooo:paragraph-rsid="000e65dd"/>
    </style:style>
    <style:style style:name="P22" style:family="paragraph" style:parent-style-name="Text_20_body" style:list-style-name="L1">
      <style:text-properties officeooo:paragraph-rsid="000ef3fd"/>
    </style:style>
    <style:style style:name="P23" style:family="paragraph" style:parent-style-name="Text_20_body">
      <style:text-properties officeooo:rsid="0013d74d" officeooo:paragraph-rsid="00140957"/>
    </style:style>
    <style:style style:name="P24" style:family="paragraph" style:parent-style-name="Text_20_body">
      <style:text-properties officeooo:rsid="0013d74d" officeooo:paragraph-rsid="0015509e"/>
    </style:style>
    <style:style style:name="P25" style:family="paragraph" style:parent-style-name="Text_20_body">
      <style:text-properties officeooo:rsid="0013d74d" officeooo:paragraph-rsid="0015c19d"/>
    </style:style>
    <style:style style:name="P26" style:family="paragraph" style:parent-style-name="Text_20_body">
      <style:text-properties officeooo:rsid="000ef3fd" officeooo:paragraph-rsid="000ef3fd"/>
    </style:style>
    <style:style style:name="P27" style:family="paragraph" style:parent-style-name="Text_20_body">
      <style:text-properties officeooo:paragraph-rsid="000e65dd"/>
    </style:style>
    <style:style style:name="P28" style:family="paragraph" style:parent-style-name="Text_20_body">
      <style:text-properties officeooo:paragraph-rsid="0015c19d"/>
    </style:style>
    <style:style style:name="P29" style:family="paragraph" style:parent-style-name="Text_20_body">
      <style:paragraph-properties fo:margin-top="0in" fo:margin-bottom="0in" style:contextual-spacing="false" fo:line-height="100%"/>
      <style:text-properties officeooo:rsid="0013d74d" officeooo:paragraph-rsid="00140957"/>
    </style:style>
    <style:style style:name="T1" style:family="text">
      <style:text-properties officeooo:rsid="000a30e4"/>
    </style:style>
    <style:style style:name="T2" style:family="text">
      <style:text-properties officeooo:rsid="000bda7d"/>
    </style:style>
    <style:style style:name="T3" style:family="text">
      <style:text-properties officeooo:rsid="000e65dd"/>
    </style:style>
    <style:style style:name="T4" style:family="text">
      <style:text-properties officeooo:rsid="000ef3fd"/>
    </style:style>
    <style:style style:name="T5" style:family="text">
      <style:text-properties officeooo:rsid="0010d7a8"/>
    </style:style>
    <style:style style:name="T6" style:family="text">
      <style:text-properties officeooo:rsid="0010e309"/>
    </style:style>
    <style:style style:name="T7" style:family="text">
      <style:text-properties officeooo:rsid="00124952"/>
    </style:style>
    <style:style style:name="T8" style:family="text">
      <style:text-properties officeooo:rsid="0013014e"/>
    </style:style>
    <style:style style:name="T9" style:family="text">
      <style:text-properties officeooo:rsid="0013d74d"/>
    </style:style>
    <style:style style:name="T10" style:family="text">
      <style:text-properties officeooo:rsid="00140957"/>
    </style:style>
    <style:style style:name="T11" style:family="text">
      <style:text-properties officeooo:rsid="0015509e"/>
    </style:style>
    <style:style style:name="T12" style:family="text">
      <style:text-properties officeooo:rsid="0015c19d"/>
    </style:style>
    <style:style style:name="fr1" style:family="graphic" style:parent-style-name="Frame">
      <style:graphic-properties style:vertical-pos="from-top" style:horizontal-pos="center" style:horizontal-rel="paragraph" fo:background-color="transparent" style:background-transparency="100%" style:shadow="none">
        <style:background-image/>
        <style:columns fo:column-count="1" fo:column-gap="0in"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"/>
      <text:p text:style-name="P1"/>
      <text:p text:style-name="P1"/>
      <text:p text:style-name="P1"/>
      <text:p text:style-name="P1"/>
      <text:h text:style-name="P13" text:outline-level="1">N<text:span text:style-name="T3">oel</text:span>KDF: <text:span text:style-name="T3">A Simple, Fast</text:span> Memory-Hard</text:h>
      <text:h text:style-name="P14" text:outline-level="1">Key Derivation Function</text:h>
      <text:p text:style-name="P18"/>
      <text:p text:style-name="P4">Bill Cox</text:p>
      <text:p text:style-name="P2"><text:a xlink:type="simple" xlink:href="mailto:waywardgeek@gmail.com"><text:span text:style-name="T1">waywardgeek@gmail.com</text:span></text:a></text:p>
      <text:p text:style-name="P2"/>
      <text:h text:style-name="P16" text:outline-level="1">Specification</text:h>
      <text:h text:style-name="P8" text:outline-level="2">Overview</text:h>
      <text:p text:style-name="P3"><text:span text:style-name="T2">The NoelKDF </text:span><text:span text:style-name="T3">is </text:span><text:span text:style-name="T2">memory-hard key derivation function </text:span><text:span text:style-name="T3">supporting the following features:</text:span></text:p>
      <text:list xml:id="list1193214109179834462" text:style-name="L1">
        <text:list-item>
          <text:p text:style-name="P19">Simplicity – designed according to the KISS rule</text:p>
        </text:list-item>
        <text:list-item>
          <text:p text:style-name="P21"><text:span text:style-name="T9">Very f</text:span><text:span text:style-name="T3">ast, approaching the speed of memmove in some cases</text:span></text:p>
        </text:list-item>
        <text:list-item>
          <text:p text:style-name="P19">Avoids cache timing attacks</text:p>
        </text:list-item>
        <text:list-item>
          <text:p text:style-name="P19">User selectable parallelism</text:p>
        </text:list-item>
        <text:list-item>
          <text:p text:style-name="P22"><text:span text:style-name="T4">C</text:span><text:span text:style-name="T3">lient independent update</text:span><text:span text:style-name="T4">s</text:span></text:p>
        </text:list-item>
        <text:list-item>
          <text:p text:style-name="P20">Server relief support</text:p>
        </text:list-item>
        <text:list-item>
          <text:p text:style-name="P22"><text:span text:style-name="T3">Friendly to crypto-systems need</text:span><text:span text:style-name="T9">ing</text:span><text:span text:style-name="T3"> </text:span><text:span text:style-name="T8">p</text:span><text:span text:style-name="T4">lausible deniability</text:span></text:p>
        </text:list-item>
        <text:list-item>
          <text:p text:style-name="P21"><text:span text:style-name="T4">S</text:span><text:span text:style-name="T3">electable initial rounds of hashing</text:span></text:p>
        </text:list-item>
      </text:list>
      <text:h text:style-name="P9" text:outline-level="2">The Algorithm</text:h>
      <text:h text:style-name="Heading_20_3" text:outline-level="3"><text:span text:style-name="T10">Basic Version</text:span></text:h>
      <text:p text:style-name="P23"><text:span text:style-name="T10">Given an input password x, a hash function H, and an array of memory v, the simplified </text:span><text:span text:style-name="T11">algorithm</text:span><text:span text:style-name="T10"> for NoelKDF for m memory locations looks like:</text:span></text:p>
      <text:p text:style-name="P24"><text:span text:style-name="T10"><draw:frame draw:style-name="fr1" draw:name="Frame1" text:anchor-type="as-char" svg:y="-2.148in" svg:width="2.0339in" draw:z-index="0"><draw:text-box fo:min-height="1.5575in"><text:p text:style-name="Caption">Algorithm 1:</text:p><text:p text:style-name="P29"><text:span text:style-name="T10">v(0) = H(x)</text:span></text:p><text:p text:style-name="P29"><text:span text:style-name="T10">for(i = 0; i &lt; m-1; i++)</text:span></text:p><text:p text:style-name="P29"><text:span text:style-name="T10"><text:s text:c="4"/>j = H(i) % (i+1)</text:span></text:p><text:p text:style-name="P29"><text:span text:style-name="T10"><text:s text:c="4"/>v(i+1) = H( v(i), v(j) )</text:span></text:p><text:p text:style-name="P29"><text:span text:style-name="T10">output v(m-1)</text:span></text:p><text:p text:style-name="P23"><text:span text:style-name="T10"/></text:p></draw:text-box></draw:frame></text:span></text:p>
      <text:p text:style-name="P24"><text:span text:style-name="T11">Algorithm 1</text:span><text:span text:style-name="T10"> </text:span><text:span text:style-name="T11">is used for understanding NoelKDF and also for security analysis. <text:s/>This loop does 1 memory write, 1 memory read, and 1 hash per memory location. <text:s/>It looks like it's reading both v(i) and v(j), but v(i) will </text:span><text:span text:style-name="T12">still </text:span><text:span text:style-name="T11">be in a register since it was written in the previous </text:span><text:span text:style-name="T12">loop </text:span><text:span text:style-name="T11">iteration.</text:span></text:p>
      <text:p text:style-name="P23"><text:span text:style-name="T10">This creates a random DAG where like Catena, every node points to the prior node, and </text:span><text:span text:style-name="T12">also</text:span><text:span text:style-name="T10"> to another random </text:span><text:span text:style-name="T12">previous node</text:span><text:span text:style-name="T10">. <text:s/></text:span><text:span text:style-name="T12">The difference is that instead of pointing to just nodes in the prior row, NoelKDF has random edges to all prior values. <text:s/>This means an attacker must keep all prior values in memory, or risk having to recompute them.</text:span></text:p>
      <text:p text:style-name="P25"><text:span text:style-name="T12">Various enhancements to this algorithm were made to incorporate desired features.</text:span></text:p>
      <text:h text:style-name="Heading_20_3" text:outline-level="3"><text:span text:style-name="T12">Speed</text:span></text:h>
      <text:p text:style-name="P28"><text:span text:style-name="T12">The most important performance benchmark for a memory-hard KDF is how fast it fills memory. <text:s/></text:span><text:soft-page-break/><text:span text:style-name="T12">Traditional KDFs have selectable run-time, and the longer they run, the longer it will take an attacker to make a password guess. <text:s/>However, memory-hard KDFs also increases the cost of his hardware in proportion to how much memory they can fill. <text:s/>None of the existing memory-hard KDFs today can fill the memory typically available on a modern desktop or laptop in under 1 second. <text:s/>Scrypt on my quad-core i7 machine takes 1.8 seconds to hash 0.5GB of memory, but the machine has 8GB.</text:span></text:p>
      <text:p text:style-name="Text_20_body"><text:span text:style-name="T12"/></text:p>
      <text:p text:style-name="P23"><text:span text:style-name="T10">// Hash the next page.</text:span></text:p>
      <text:p text:style-name="P23"><text:span text:style-name="T10">static inline void hashPage(uint32 *toPage, uint32 *prevPage, uint32 *fromPage,</text:span></text:p>
      <text:p text:style-name="P23"><text:span text:style-name="T10"><text:s text:c="8"/>uint32 pageLength, uint32 parallelism, uint32 toPageNum) {</text:span></text:p>
      <text:p text:style-name="P23"><text:span text:style-name="T10"><text:s text:c="4"/>uint32 numSequences = pageLength/parallelism;</text:span></text:p>
      <text:p text:style-name="P23"><text:span text:style-name="T10"><text:s text:c="4"/>*toPage = 0; // In case parallism == 1, and we try to read *toPage before it's written</text:span></text:p>
      <text:p text:style-name="P23"><text:span text:style-name="T10"><text:s text:c="4"/>uint32 hash = 0;</text:span></text:p>
      <text:p text:style-name="P23"><text:span text:style-name="T10"><text:s text:c="4"/>uint32 sequenceAddress = toPageNum*1103515245 + 12345;</text:span></text:p>
      <text:p text:style-name="P23"><text:span text:style-name="T10"><text:s text:c="4"/>uint32 i;</text:span></text:p>
      <text:p text:style-name="P23"><text:span text:style-name="T10"><text:s text:c="4"/>for(i = 0; i &lt; numSequences; i++) {</text:span></text:p>
      <text:p text:style-name="P23"><text:span text:style-name="T10"><text:s text:c="8"/>uint32 *fromSequence = fromPage + (sequenceAddress &amp; (numSequences-1));</text:span></text:p>
      <text:p text:style-name="P23"><text:span text:style-name="T10"><text:s text:c="8"/>sequenceAddress = sequenceAddress*1103515245 + 12345;</text:span></text:p>
      <text:p text:style-name="P23"><text:span text:style-name="T10"/></text:p>
      <text:p text:style-name="P23"><text:span text:style-name="T10"><text:s text:c="8"/>// Do one sequential operation involving hash that can't be done in parallel</text:span></text:p>
      <text:p text:style-name="P23"><text:span text:style-name="T10"><text:s text:c="8"/>hash += *fromSequence*1103515245 + 12345;</text:span></text:p>
      <text:p text:style-name="P23"><text:span text:style-name="T10"><text:s text:c="8"/>*toPage++ = *prevPage + ((*fromSequence * *(prevPage + 1)) ^ *(fromSequence + 1)) + hash;</text:span></text:p>
      <text:p text:style-name="P23"><text:span text:style-name="T10"><text:s text:c="8"/>prevPage++;</text:span></text:p>
      <text:p text:style-name="P23"><text:span text:style-name="T10"><text:s text:c="8"/>fromSequence++;</text:span></text:p>
      <text:p text:style-name="P23"><text:span text:style-name="T10"/></text:p>
      <text:p text:style-name="P23"><text:span text:style-name="T10"><text:s text:c="8"/>// Now do the rest all in parallel</text:span></text:p>
      <text:p text:style-name="P23"><text:span text:style-name="T10"><text:s text:c="8"/>uint32 j;</text:span></text:p>
      <text:p text:style-name="P23"><text:span text:style-name="T10"><text:s text:c="8"/>for(j = 1; j &lt; parallelism; j++) {</text:span></text:p>
      <text:p text:style-name="P23"><text:span text:style-name="T10"><text:s text:c="12"/>*toPage++ = *prevPage + ((*fromSequence * *(prevPage + 1)) ^ *(fromSequence + 1));</text:span></text:p>
      <text:p text:style-name="P23"><text:span text:style-name="T10"><text:s text:c="12"/>prevPage++;</text:span></text:p>
      <text:p text:style-name="P23"><text:span text:style-name="T10"><text:s text:c="12"/>fromSequence++;</text:span></text:p>
      <text:p text:style-name="P23"><text:span text:style-name="T10"><text:s text:c="8"/>}</text:span></text:p>
      <text:p text:style-name="P23"><text:span text:style-name="T10"><text:s text:c="4"/>}</text:span></text:p>
      <text:p text:style-name="P23"><text:span text:style-name="T10">}</text:span></text:p>
      <text:p text:style-name="P23"><text:span text:style-name="T10"/></text:p>
      <text:p text:style-name="P23"><text:span text:style-name="T10">// To eliminate timing attacks, pick an address less than i that depends only on i.</text:span></text:p>
      <text:p text:style-name="P23"><text:soft-page-break/><text:span text:style-name="T10">// The mask parameter is the largest sequence of 1's less than i, so any value AND-ed with</text:span></text:p>
      <text:p text:style-name="P23"><text:span text:style-name="T10">// it will also be less than i. <text:s/>The constants are from glibc's rand() function.</text:span></text:p>
      <text:p text:style-name="P23"><text:span text:style-name="T10">static inline uint32 hashAddress(uint32 i, uint32 mask) {</text:span></text:p>
      <text:p text:style-name="P23"><text:span text:style-name="T10"><text:s text:c="4"/>return i - ((i*1103515245 + 12345) &amp; mask) - 1;</text:span></text:p>
      <text:p text:style-name="P23"><text:span text:style-name="T10">}</text:span></text:p>
      <text:p text:style-name="P23"><text:span text:style-name="T10"/></text:p>
      <text:p text:style-name="P23"><text:span text:style-name="T10">// This is the function called by each thread. <text:s/>It hashes a single continuous block of memory.</text:span></text:p>
      <text:p text:style-name="P23"><text:span text:style-name="T10">static void *hashMem(void *contextPtr) {</text:span></text:p>
      <text:p text:style-name="P23"><text:span text:style-name="T10"><text:s text:c="4"/>struct ContextStruct *c = (struct ContextStruct *)contextPtr;</text:span></text:p>
      <text:p text:style-name="P23"><text:span text:style-name="T10"/></text:p>
      <text:p text:style-name="P23"><text:span text:style-name="T10"><text:s text:c="4"/>// Initialize first page from the thread key, repeating it until the page is full</text:span></text:p>
      <text:p text:style-name="P23"><text:span text:style-name="T10"><text:s text:c="4"/>uint32 i;</text:span></text:p>
      <text:p text:style-name="P23"><text:span text:style-name="T10"><text:s text:c="4"/>for(i = 0; i &lt; (c-&gt;pageLength + THREAD_KEY_LENGTH - 1)/THREAD_KEY_LENGTH; i++) {</text:span></text:p>
      <text:p text:style-name="P23"><text:span text:style-name="T10"><text:s text:c="8"/>memcpy(c-&gt;mem + i*THREAD_KEY_LENGTH, c-&gt;threadKey, THREAD_KEY_SIZE);</text:span></text:p>
      <text:p text:style-name="P23"><text:span text:style-name="T10"><text:s text:c="4"/>}</text:span></text:p>
      <text:p text:style-name="P23"><text:span text:style-name="T10"/></text:p>
      <text:p text:style-name="P23"><text:span text:style-name="T10"><text:s text:c="4"/>// Create pages sequentially by hashing the previous page with a random page.</text:span></text:p>
      <text:p text:style-name="P23"><text:span text:style-name="T10"><text:s text:c="4"/>uint32 *toPage = c-&gt;mem + c-&gt;pageLength, *fromPage, *prevPage = c-&gt;mem;</text:span></text:p>
      <text:p text:style-name="P23"><text:span text:style-name="T10"><text:s text:c="4"/>uint32 mask = 0;</text:span></text:p>
      <text:p text:style-name="P23"><text:span text:style-name="T10"><text:s text:c="4"/>for(i = 1; i &lt; c-&gt;numPages; i++) {</text:span></text:p>
      <text:p text:style-name="P23"><text:span text:style-name="T10"><text:s text:c="8"/>if(i &gt; ((mask &lt;&lt; 1) | 1)) {</text:span></text:p>
      <text:p text:style-name="P23"><text:span text:style-name="T10"><text:s text:c="12"/>mask = (mask &lt;&lt; 1) | 1;</text:span></text:p>
      <text:p text:style-name="P23"><text:span text:style-name="T10"><text:s text:c="8"/>}</text:span></text:p>
      <text:p text:style-name="P23"><text:span text:style-name="T10"><text:s text:c="8"/>// Select a random-ish from page that depends only on i</text:span></text:p>
      <text:p text:style-name="P23"><text:span text:style-name="T10"><text:s text:c="8"/>fromPage = c-&gt;mem + c-&gt;pageLength*(hashAddress(i, mask));</text:span></text:p>
      <text:p text:style-name="P23"><text:span text:style-name="T10"><text:s text:c="8"/>hashPage(toPage, prevPage, fromPage, c-&gt;pageLength, c-&gt;parallelism, i);</text:span></text:p>
      <text:p text:style-name="P23"><text:span text:style-name="T10"><text:s text:c="8"/>prevPage = toPage;</text:span></text:p>
      <text:p text:style-name="P23"><text:span text:style-name="T10"><text:s text:c="8"/>toPage += c-&gt;pageLength;</text:span></text:p>
      <text:p text:style-name="P23"><text:span text:style-name="T10"><text:s text:c="4"/>}</text:span></text:p>
      <text:p text:style-name="P23"><text:span text:style-name="T10"/></text:p>
      <text:p text:style-name="P23"><text:span text:style-name="T10"><text:s text:c="4"/>// XOR the last page of data into the thread key.</text:span></text:p>
      <text:p text:style-name="P23"><text:span text:style-name="T10"><text:s text:c="4"/>for(i = 0; i &lt; c-&gt;pageLength/THREAD_KEY_LENGTH; i++) {</text:span></text:p>
      <text:p text:style-name="P23"><text:span text:style-name="T10"><text:s text:c="8"/>int j;</text:span></text:p>
      <text:p text:style-name="P23"><text:span text:style-name="T10"><text:s text:c="8"/>for(j = 0; j &lt; THREAD_KEY_LENGTH; j++) {</text:span></text:p>
      <text:p text:style-name="P23"><text:soft-page-break/><text:span text:style-name="T10"><text:s text:c="12"/>c-&gt;threadKey[j] ^= *prevPage++;</text:span></text:p>
      <text:p text:style-name="P23"><text:span text:style-name="T10"><text:s text:c="8"/>}</text:span></text:p>
      <text:p text:style-name="P23"><text:span text:style-name="T10"><text:s text:c="4"/>}</text:span></text:p>
      <text:p text:style-name="P23"><text:span text:style-name="T10"><text:s text:c="4"/>pthread_exit(NULL);</text:span></text:p>
      <text:p text:style-name="P23"><text:span text:style-name="T10">}</text:span></text:p>
      <text:p text:style-name="P23"><text:span text:style-name="T10"/></text:p>
      <text:h text:style-name="P8" text:outline-level="2">No Hidden Weaknesses</text:h>
      <text:p text:style-name="P27"><text:span text:style-name="T7">I, Bill Cox, </text:span><text:span text:style-name="T8">the author of NoelKDF </text:span><text:span text:style-name="T7">assert that </text:span><text:span text:style-name="T3">NoelKDF has</text:span> no deliberately hidden weakness <text:span text:style-name="T3">such as back doors, and </text:span><text:span text:style-name="T7">I</text:span><text:span text:style-name="T3"> know of no weaknesses </text:span><text:span text:style-name="T7">other than those discussed in this document</text:span><text:span text:style-name="T3">. <text:s/>Constants used in the code come from glibc's rand() function. <text:s/></text:span><text:span text:style-name="T7">An advantage of NoelKDF is that a simple analysis can verify the absence of any back-door.</text:span></text:p>
      <text:h text:style-name="P15" text:outline-level="1"/>
      <text:h text:style-name="P17" text:outline-level="1">Initial Security Analysis</text:h>
      <text:p text:style-name="P3">Discussion of the security claims and usage constraints of the proposed algorithm: For which usage scenarios do the designers claim their algorithm secure, and when should it not be used?</text:p>
      <text:p text:style-name="P3">Discussion of the security of the algorithm, and its dependence on the security of cryptographic primitives used by the algorithm.</text:p>
      <text:h text:style-name="P10" text:outline-level="2">Efficiency Analysis</text:h>
      <text:p text:style-name="P5">Discussion of the performance of the scheme on the target platforms (that is, mainstream software): expected speed of an optimized implementation, ability to exploit modern CPUs features (SIMD or multicore), etc.</text:p>
      <text:p text:style-name="P3">Discussion of the performance of the algorithm on platforms that may be used for high-speed password cracking (ASIC, FPGAs, GPUs); if possible, an argument why password-cracking on those platforms is not quite cost-effective.</text:p>
      <text:h text:style-name="P10" text:outline-level="2">Code</text:h>
      <text:p text:style-name="P3">Reference implementation in portable C(++) with necessary build instructions (e.g. a Makefile). Using C++ internally is allowed, but the program should provide an external C API. OpenSSL's libcrypto may be used (e.g. for AES, SHA-256). The reference implementation should aim at simplicity and readability, rather than at performance. <text:line-break/></text:p>
      <text:p text:style-name="P3">The API should include, but may not be limited to, a function with the following prototype: <text:line-break/></text:p>
      <text:p text:style-name="P3"><text:span text:style-name="Source_20_Text">int PHS(void *out, size_t outlen, const void *in, size_t inlen, const void *salt, size_t saltlen, unsigned int t_cost, unsigned int m_cost); </text:span><text:line-break/></text:p>
      <text:p text:style-name="P3">The <text:span text:style-name="Source_20_Text">t_cost</text:span> and <text:span text:style-name="Source_20_Text">m_cost</text:span> arguments are intended to parameterize time and memory usage, respectively, however this is not a strict requirement (only one parameter may be effective, <text:span text:style-name="Source_20_Text">m_cost</text:span> might affect time, etc.).</text:p>
      <text:p text:style-name="P3">Comprehensive set of test vectors (preferably including all byte values in the 0 to 255 range for both the password and the salt inputs).</text:p>
      <text:p text:style-name="P3">Optionally, implementations in other languages or specific to a given CPU/GPU, microarchitecture, etc.</text:p>
      <text:p text:style-name="Heading">Intellectual Property Statement</text:p>
      <text:p text:style-name="P7"><text:span text:style-name="T5">I, Bill Cox, as the NoelKDF author, place noelkdf-ref.c and all other files associated with this project into the public domain. <text:s/>I will file no patents on any </text:span><text:span text:style-name="T6">ideas used</text:span><text:span text:style-name="T5"> in this project. <text:s/></text:span><text:span text:style-name="T7">NoelKDF includes</text:span><text:span text:style-name="T5"> sha.c and sha.h which I copied from the </text:span><text:span text:style-name="T6">scr</text:span><text:span text:style-name="T7">y</text:span><text:span text:style-name="T6">pt source code, and which is released under a BSD license.</text:span></text:p>
      <text:p text:style-name="P7"><text:span text:style-name="T6">NoelKDF</text:span> is and will remain available worldwide on a royalty free basis, and <text:span text:style-name="T6">I am</text:span> unaware of any patent o<text:span text:style-name="T6">r</text:span> patent application that covers the use or implementation of the submitted algorithm. </text:p>
      <text:p text:style-name="P11">Credits</text:p>
      <text:p text:style-name="P6"><text:span text:style-name="T4">Alexander, aka Solar Designer, is </text:span><text:span text:style-name="T7">the author of</text:span><text:span text:style-name="T4"> escript. <text:s/>He has been extremely helpful. <text:s/>Three ideas he </text:span><text:soft-page-break/><text:span text:style-name="T4">suggested that are included in NeolKDF include the parallelism parameter to limit parallelism on purpose, the power-of-two sliding window for picking random memory locations, and random segment hashing with a "page". <text:s/>He also advised on how to take best advantage of modern CPU memory architectures and SIMD capabilities, which has an enormous impact.</text:span></text:p>
      <text:p text:style-name="P6"><text:span text:style-name="T4">Christian Forler, an inventor of Catena, showed how to avoiding timing attacks through fixed addressing access pattern, and how to prove it works through </text:span><text:span text:style-name="T7">a </text:span><text:span text:style-name="T4">pebble proof. <text:s/>NoelKDF </text:span><text:span text:style-name="T7">borrows the concept of </text:span><text:span text:style-name="T4">doubling memory and not just time with t_cost for improved client independent updates. <text:s/>Catena also helped make the concept of server relief mainstream, which was a goal of NoelKDF from the start.</text:span></text:p>
      <text:p text:style-name="P26">Scrypt is the basis for NoelKDF. <text:s/>Scrypt is an outstanding advance in KDFs, and many ideas have been carried ov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" svg:font-family="arial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3T18:44:35.15</meta:creation-date>
    <dc:date>2014-01-07T13:57:50.84</dc:date>
    <meta:editing-duration>PT7H31M21S</meta:editing-duration>
    <meta:editing-cycles>9</meta:editing-cycles>
    <meta:generator>LibreOffice/4.0.2.2$Windows_x86 LibreOffice_project/4c82dcdd6efcd48b1d8bba66bfe1989deee49c3</meta:generator>
    <meta:document-statistic meta:table-count="0" meta:image-count="0" meta:object-count="0" meta:page-count="7" meta:paragraph-count="113" meta:word-count="1327" meta:character-count="8504" meta:non-whitespace-character-count="6929"/>
  </office:meta>
</office:document-meta>
</file>